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size="13pt" fo:font-weight="bold" officeooo:rsid="0016a9ed" officeooo:paragraph-rsid="002609d8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Calibri Light" officeooo:rsid="0016a9ed" officeooo:paragraph-rsid="002609d8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paragraph-rsid="002609d8"/>
    </style:style>
    <style:style style:name="P4" style:family="paragraph" style:parent-style-name="Standard">
      <style:text-properties fo:color="#000000" loext:opacity="100%" style:font-name="Calibri Light" fo:font-size="11pt" officeooo:rsid="0023bece" officeooo:paragraph-rsid="002609d8" style:font-size-asian="11pt" style:font-size-complex="11pt"/>
    </style:style>
    <style:style style:name="P5" style:family="paragraph" style:parent-style-name="Standard">
      <style:text-properties fo:color="#000000" loext:opacity="100%" style:font-name="Calibri Light" fo:font-size="11pt" officeooo:rsid="0023bece" officeooo:paragraph-rsid="002da2bc" style:font-size-asian="11pt" style:font-size-complex="11pt"/>
    </style:style>
    <style:style style:name="P6" style:family="paragraph" style:parent-style-name="Standard">
      <style:paragraph-properties fo:margin-top="0.101cm" fo:margin-bottom="0.101cm" style:contextual-spacing="false"/>
      <style:text-properties officeooo:paragraph-rsid="002da2bc"/>
    </style:style>
    <style:style style:name="T1" style:family="text">
      <style:text-properties officeooo:rsid="002c75c0"/>
    </style:style>
    <style:style style:name="T2" style:family="text">
      <style:text-properties style:font-name="Calibri Light" fo:font-size="10.5pt" fo:font-weight="bold" officeooo:rsid="0016a9ed" style:font-size-asian="10.5pt" style:font-weight-asian="bold" style:font-size-complex="10.5pt" style:font-weight-complex="bold"/>
    </style:style>
    <style:style style:name="T3" style:family="text">
      <style:text-properties style:font-name="Calibri Light" fo:font-size="10.5pt" fo:font-weight="bold" officeooo:rsid="00318090" style:font-size-asian="10.5pt" style:font-weight-asian="bold" style:font-size-complex="10.5pt" style:font-weight-complex="bold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da2bc" style:font-weight-asian="normal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loext:opacity="100%" style:font-name="Calibri Light" fo:font-size="11pt" fo:font-weight="normal" officeooo:rsid="0023bece" style:font-size-asian="11pt" style:font-weight-asian="normal" style:font-size-complex="11pt" style:font-weight-complex="normal"/>
    </style:style>
    <style:style style:name="T10" style:family="text">
      <style:text-properties fo:color="#000000" loext:opacity="100%" style:font-name="Calibri Light" fo:font-size="11pt" fo:font-weight="bold" officeooo:rsid="0023bece" style:font-size-asian="11pt" style:font-weight-asian="bold" style:font-size-complex="11pt" style:font-weight-complex="bold"/>
    </style:style>
    <style:style style:name="T11" style:family="text">
      <style:text-properties fo:color="#000000" loext:opacity="100%" style:font-name="Calibri Light" fo:font-size="11pt" fo:font-weight="bold" officeooo:rsid="002da2bc" style:font-size-asian="11pt" style:font-weight-asian="bold" style:font-size-complex="11pt" style:font-weight-complex="bold"/>
    </style:style>
    <style:style style:name="T12" style:family="text">
      <style:text-properties fo:color="#000000" loext:opacity="100%" style:font-name="Calibri Light" fo:font-size="12pt" fo:font-weight="normal" officeooo:rsid="0023bece" style:font-size-asian="12pt" style:font-weight-asian="normal" style:font-size-complex="12pt" style:font-weight-complex="normal"/>
    </style:style>
    <style:style style:name="T13" style:family="text">
      <style:text-properties fo:color="#333333" loext:opacity="100%" style:font-name="Calibri Light" fo:font-size="9pt" fo:font-weight="normal" officeooo:rsid="0023bece" style:font-size-asian="9pt" style:font-weight-asian="normal" style:font-size-complex="9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Triggers</text:p>
      <text:p text:style-name="P2"/>
      <text:p text:style-name="P2">Crea los siguientes triggers a partir de la base de datos <text:span text:style-name="T1">Usuarios</text:span>. Realiza las comprobaciones necesarias para asegurarte de que los trigger realizan correctamente su función.</text:p>
      <text:p text:style-name="P2"/>
      <text:p text:style-name="P3"><text:span text:style-name="T2">create database usuarios;<text:line-break/>use usuarios;<text:line-break/><text:line-break/>create table usuario(<text:line-break/></text:span><text:span text:style-name="T3"><text:tab/></text:span><text:span text:style-name="T2">dni varchar(9) primary key,<text:line-break/> <text:s text:c="3"/>nombre varchar(30),<text:line-break/> <text:s text:c="3"/>apellido varchar(30),<text:line-break/> <text:s text:c="3"/>fecha_nac date<text:line-break/>);<text:line-break/><text:line-break/>create table alta_usuario(<text:line-break/><text:tab/>id int auto_increment primary key,<text:line-break/><text:tab/>alta enum ("mañana", "tarde", "noche"),<text:line-break/> <text:s text:c="3"/>edad int,<text:line-break/> <text:s text:c="3"/>gestion varchar(50)<text:line-break/>);<text:line-break/><text:line-break/>create table modificaciones_usuario(<text:line-break/><text:tab/>id int auto_increment primary key,<text:line-break/> <text:s text:c="3"/>columna varchar(30),<text:line-break/> <text:s text:c="3"/>pre varchar(30),<text:line-break/><text:tab/>post varchar(30)<text:line-break/>);</text:span></text:p>
      <text:p text:style-name="P2"/>
      <text:p text:style-name="P4"><text:span text:style-name="T4"/></text:p>
      <text:p text:style-name="P4"><text:span text:style-name="T4"/></text:p>
      <text:p text:style-name="P4"><text:span text:style-name="T4"/></text:p>
      <text:p text:style-name="P5"><text:span text:style-name="T5">Ejercicio 1.-</text:span><text:span text:style-name="T6"> Crea un trigger Modificaciones que se encargue de almacenar en la tabla modificaciones_us</text:span><text:span text:style-name="T7">ua</text:span><text:span text:style-name="T6">rio los datos de la columna que se haya modificado en la tabla Usuario original. <text:line-break/>La tabla modificaciones_usuario almacenará los siguientes datos:<text:line-break/><text:tab/></text:span><text:span text:style-name="T5">- Columna: </text:span><text:span text:style-name="T6">nombre de la columna modificada<text:line-break/><text:tab/> </text:span><text:span text:style-name="T5">- Pre:</text:span><text:span text:style-name="T6"> valor de la columna antes de la modificación<text:line-break/><text:tab/> </text:span><text:span text:style-name="T5">- Post</text:span><text:span text:style-name="T6">: valor de la columna después de la modificación</text:span><text:span text:style-name="T8"><text:line-break/><text:line-break/></text:span></text:p>
      <text:p text:style-name="P5"><text:span text:style-name="T5">Ejercicio 2.-</text:span><text:span text:style-name="T6"> Crea un trigger Alta_user que almacene información en la tabla alta_usuario cada vez que se inserte un nuevo usuario en la tabla Usuario original. <text:line-break/>La tabla alta_usuario almacenará los siguientes datos:</text:span></text:p>
      <text:p text:style-name="P6"><text:span text:style-name="T9"><text:tab/></text:span><text:span text:style-name="T10">- </text:span><text:span text:style-name="T11">A</text:span><text:span text:style-name="T10">lta:</text:span><text:span text:style-name="T9"> momento del día en el que se ha realizado la inserción del usuario<text:line-break/><text:tab/><text:tab/></text:span><text:span text:style-name="T10">- mañana:</text:span><text:span text:style-name="T9"> 6:00 - 13:59<text:line-break/> <text:s text:c="3"/><text:tab/><text:tab/></text:span><text:span text:style-name="T10">- tarde:</text:span><text:span text:style-name="T9"> 14:00 - 20:59<text:line-break/> <text:s/><text:tab/><text:tab/></text:span><text:span text:style-name="T10">- noche: </text:span><text:span text:style-name="T9">21:00 - 5:59<text:line-break/><text:tab/></text:span><text:span text:style-name="T10">- </text:span><text:span text:style-name="T11">E</text:span><text:span text:style-name="T10">dad:</text:span><text:span text:style-name="T9"> edad del usuario insertado, calculada con la fecha de nacimiento del propio usuario<text:line-break/><text:tab/></text:span><text:span text:style-name="T10">- </text:span><text:span text:style-name="T11">G</text:span><text:span text:style-name="T10">estión:</text:span><text:span text:style-name="T9"> usuario que ha realizado la inserción</text:span><text:span text:style-name="T12"><text:line-break/><text:line-break/></text:span><text:span text:style-name="T13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10:27:07.010000000</meta:creation-date>
    <dc:date>2025-05-19T08:50:26.206000000</dc:date>
    <meta:editing-duration>PT3H17M53S</meta:editing-duration>
    <meta:editing-cycles>19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6" meta:word-count="229" meta:character-count="1569" meta:non-whitespace-character-count="1283"/>
  </office:meta>
</office:document-meta>
</file>